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269.6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>
      <style:table-cell-properties fo:background-color="#7477b8"/>
    </style:style>
  </office:automatic-styles>
  <office:body>
    <office:spreadsheet>
      <table:calculation-settings table:automatic-find-labels="false" table:use-regular-expressions="false" table:use-wildcards="true"/>
      <table:table table:name="Frank-2-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3,C4,C5,C6,C7,C8,C11,C12</text:p>
          </table:table-cell>
          <table:table-cell office:value-type="string" calcext:value-type="string">
            <text:p>C_0805_2012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</text:p>
          </table:table-cell>
          <table:table-cell table:style-name="ce2"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wheel sens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wheel senso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ue inpu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A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transis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8</text:p>
          </table:table-cell>
          <table:table-cell table:style-name="ce2" office:value-type="string" calcext:value-type="string">
            <text:p>USB_Micro-B_Wuerth_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from-batter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0</text:p>
          </table:table-cell>
          <table:table-cell table:style-name="ce2" office:value-type="string" calcext:value-type="string">
            <text:p>USB_Micro-B_Wuerth_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to-controll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connect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-connec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&gt;a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&gt;a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N6075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,R4,R5,R6,R7,R8,R12</text:p>
          </table:table-cell>
          <table:table-cell office:value-type="string" calcext:value-type="string">
            <text:p>R_0805_2012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</text:p>
          </table:table-cell>
          <table:table-cell table:style-name="ce2"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,R1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afruit-2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-24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Diodes_SO-8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dafruit-1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-10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parkfun-sx1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fun-sx15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8:00:57.776143027</dc:date>
    <meta:editing-duration>PT16M32S</meta:editing-duration>
    <meta:editing-cycles>4</meta:editing-cycles>
    <meta:generator>LibreOffice/6.0.7.3$Linux_X86_64 LibreOffice_project/00m0$Build-3</meta:generator>
    <meta:document-statistic meta:table-count="1" meta:cell-count="166" meta:object-count="0"/>
  </office:meta>
</office:document-meta>
</file>